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Arial, Helvetica, sans-serif, 'Apple Color Emoji', 'Segoe UI Emoji', NotoColorEmoji, 'Segoe UI Symbol', 'Android Emoji', EmojiSymbo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fo:orphans="2" fo:widows="2" fo:text-indent="0cm" style:auto-text-indent="false"/>
      <style:text-properties fo:font-style="italic"/>
    </style:style>
    <style:style style:name="P2" style:family="paragraph" style:parent-style-name="Text_20_body">
      <style:text-properties fo:font-variant="normal" fo:text-transform="none" fo:color="#000000" style:font-name="Calibri" fo:font-size="12pt" fo:letter-spacing="normal" fo:font-style="italic" fo:font-weight="normal"/>
    </style:style>
    <style:style style:name="P3" style:family="paragraph" style:parent-style-name="Text_20_body">
      <style:text-properties fo:font-variant="normal" fo:text-transform="none" fo:color="#000000" style:font-name="Calibri" fo:font-size="12pt" fo:letter-spacing="normal" fo:font-style="italic" style:text-underline-style="solid" style:text-underline-width="auto" style:text-underline-color="font-color" fo:font-weight="normal"/>
    </style:style>
    <style:style style:name="P4" style:family="paragraph" style:parent-style-name="Text_20_body">
      <style:text-properties fo:font-variant="normal" fo:text-transform="none" fo:color="#ff3333" style:font-name="Calibri" fo:font-size="12pt" fo:letter-spacing="normal" fo:font-style="italic" fo:font-weight="normal"/>
    </style:style>
    <style:style style:name="P5" style:family="paragraph" style:parent-style-name="Text_20_body">
      <style:text-properties fo:font-variant="normal" fo:text-transform="none" fo:color="#00cc00" style:font-name="Calibri" fo:font-size="12pt" fo:letter-spacing="normal" fo:font-style="italic" fo:font-weight="normal"/>
    </style:style>
    <style:style style:name="P6" style:family="paragraph" style:parent-style-name="Text_20_body">
      <style:paragraph-properties fo:margin-left="0cm" fo:margin-right="0cm" fo:margin-top="0cm" fo:margin-bottom="0cm" fo:orphans="2" fo:widows="2" fo:text-indent="0cm" style:auto-text-indent="false"/>
      <style:text-properties style:font-name="Calibri1" fo:font-style="italic" style:text-underline-style="solid" style:text-underline-width="auto" style:text-underline-color="font-color" style:font-style-asian="italic" style:font-style-complex="italic"/>
    </style:style>
    <style:style style:name="T1" style:family="text">
      <style:text-properties fo:font-weight="bold" style:font-weight-asian="bold" style:font-weight-complex="bold"/>
    </style:style>
    <style:style style:name="T2" style:family="text">
      <style:text-properties fo:color="#000000" style:font-name="Calibri" fo:font-size="12pt" fo:letter-spacing="normal" fo:font-style="italic" fo:font-weight="normal"/>
    </style:style>
    <style:style style:name="T3"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l pasado 24-3-2017 nos reunimos para solucionar los problemas que surgieron entre la anterior reunión y esta, y para seguir avanzando con nuevas tareas:</text:p>
      <text:p text:style-name="P2"/>
      <text:p text:style-name="P2"><text:span text:style-name="T3">Problemas Surgidos</text:span>:</text:p>
      <text:p text:style-name="P2"><text:tab/></text:p>
      <text:p text:style-name="P2"><text:tab/>No se ha instalado correctamente kivy, debido a que le faltan una serie de parámetros al PATH, que se deberían poder introducir de una manera algo tediosa con import.sys y sys.path.append. </text:p>
      <text:p text:style-name="P2"><text:tab/>En principio hay una manera mas sencilla, que es con la que estamos intentando solucionar el problema, pero como ultima solución podemos utilizar la otra. Debido a ello no he podido crear el pequeño programa del que hablamos en la reunión anterior.</text:p>
      <text:p text:style-name="P2"/>
      <text:p text:style-name="P3">En la Reunión:</text:p>
      <text:p text:style-name="P2"/>
      <text:p text:style-name="P2"><text:tab/>Durante la reunión estuvimos analizando la manera en la que se debia de realizar la estimación de las personas que hay en la imagen. Para ello tenemos que contar en cada rejilla, las “cabezas” que se ven, y que no cortan la zona roja de la rejilla. Una vez contadas las cabezas, que serian aproximadamente las personas que se encuentran en esa zona, tenemos que hacer la estimación de las personas que hay en el area del cuadrado grande, para ello existe una formula: </text:p>
      <text:p text:style-name="P2"/>
      <text:p text:style-name="P5">Formula (1):</text:p>
      <text:p text:style-name="P2"><text:span text:style-name="T1">Estimación</text:span> = (Nº personas (Q) x Area cuadrado grande(T) (al cuadrado porque es el area)) / Area del cuadrado pequeño </text:p>
      <text:p text:style-name="P2"/>
      <text:p text:style-name="P2"><text:tab/>Una vez calculada la estimación de personas, tendremos que calcular el error que podemos tener en esa estimación. Esto lo haremos con la varianza, que podemos calcular con una formula sencilla:</text:p>
      <text:p text:style-name="P2"/>
      <text:p text:style-name="P5">Formula (2):</text:p>
      <text:p text:style-name="P2"><text:span text:style-name="T1">Varianza</text:span>: <text:s/>Area cuadrado grande / Area cuadrado pequeño al cuadrado x Nº Cuadrados que tengas x Varianza de 1 cuadrado</text:p>
      <text:p text:style-name="P2"/>
      <text:p text:style-name="P2"><text:tab/>Donde la Varianza de 1 cuadrado se calcula como el sumatorio de los numeros, restandole la media y ese resultado poniendolo al cuadrado y entre el numero total.</text:p>
      <text:p text:style-name="P2">Ejemplo:</text:p>
      <text:p text:style-name="P2">Tenemos estos numeros <text:s/>1 0 0 0 1 1 1 -&gt; Media= (4/7)</text:p>
      <text:p text:style-name="P2">Varianza=(primer numero - media)^2 + (segundo numero - media)^2... y entre el numero total</text:p>
      <text:p text:style-name="P2"><text:tab/><text:tab/>=((1- 4/7)^2+ (0- 4/7)^2 + ... )/7= (3/7^2 + (-4/7)^2 + ... )/7</text:p>
      <text:p text:style-name="P2"><text:tab/><text:tab/>=(9/49 * 4 + 16/19 *3) /7 = <text:s/>(36/49 + 48/49) / 7 =84/49/7=84/343</text:p>
      <text:p text:style-name="P4"><text:soft-page-break/>Lo que no me queda claro es si esta operación es el resultado final de todos los cuadrados , el de una fila de cuadrados, o el de un cuadrado solamente.</text:p>
      <text:p text:style-name="P2"><text:tab/><text:tab/><text:tab/><text:tab/><text:tab/><text:tab/><text:tab/><text:tab/><text:tab/><text:tab/><text:tab/><text:tab/><text:tab/><text:tab/><text:tab/><text:tab/><text:tab/><text:tab/><text:tab/></text:p>
      <text:p text:style-name="P2"><text:tab/>En principio para introducir los datos, utilizaremos un array 2 dimensional en vez de una lista, <text:s/>para poder distinguir cada fila y columna .</text:p>
      <text:p text:style-name="P1"/>
      <text:p text:style-name="P6">Tareas Para la próxima Sesión:</text:p>
      <text:p text:style-name="Standard"/>
      <text:p text:style-name="Standard"><text:span text:style-name="T2"><text:tab/>Una vez analizadas estas formulas , quedamos en que para la próxima reunión tendríamos un pequeño programa en Python al que le introduciremos unos datos aleatorios y te calculara la varianza, para ello utilizaremos la librería numpy. Ademas tendría que empezar analizar como serian las pruebas unitarias de nuestro software, y darle otro repaso al articulo de Marcos Cruz (Efficient and unbiased Estimation of Population Size). Por ultimo quedamos en crear el proyecto el el repositorio github para estar coordinados en todo momento. </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Arial, Helvetica, sans-serif, 'Apple Color Emoji', 'Segoe UI Emoji', NotoColorEmoji, 'Segoe UI Symbol', 'Android Emoji', EmojiSymbo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 </meta:initial-creator>
    <meta:creation-date>2017-03-22T12:28:19.82</meta:creation-date>
    <dc:date>2017-04-04T13:41:09.99</dc:date>
    <dc:creator>o </dc:creator>
    <meta:editing-duration>PT55M11S</meta:editing-duration>
    <meta:editing-cycles>6</meta:editing-cycles>
    <meta:generator>OpenOffice/4.1.3$Win32 OpenOffice.org_project/413m1$Build-9783</meta:generator>
    <meta:document-statistic meta:table-count="0" meta:image-count="0" meta:object-count="0" meta:page-count="2" meta:paragraph-count="23" meta:word-count="487" meta:character-count="2869"/>
  </office:meta>
</office:document-meta>
</file>